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9.33mm"/>
    </style:style>
    <style:style style:name="co9" style:family="table-column">
      <style:table-column-properties fo:break-before="auto" style:column-width="11.52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10.16mm"/>
    </style:style>
    <style:style style:name="co12" style:family="table-column">
      <style:table-column-properties fo:break-before="auto" style:column-width="8.26mm"/>
    </style:style>
    <style:style style:name="co13" style:family="table-column">
      <style:table-column-properties fo:break-before="auto" style:column-width="8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ce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nr_ucz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 office:value-type="string" calcext:value-type="string">
            <text:p><text:s text:c="3"/>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 office:value-type="string" calcext:value-type="string">
            <text:p><text:s text:c="3"/>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 office:value-type="string" calcext:value-type="string">
            <text:p><text:s text:c="3"/>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.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 office:value-type="string" calcext:value-type="string">
            <text:p><text:s text:c="3"/>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.00.0000</text:date>, <text:time style:data-style-name="N2" text:time-value="08:33:46.0536238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0T08:36:22.563697110</dc:date>
    <meta:editing-duration>PT21M26S</meta:editing-duration>
    <meta:editing-cycles>5</meta:editing-cycles>
    <meta:generator>LibreOffice/6.0.7.3$Linux_X86_64 LibreOffice_project/00m0$Build-3</meta:generator>
    <meta:document-statistic meta:table-count="1" meta:cell-count="3774" meta:object-count="0"/>
  </office:meta>
</office:document-meta>
</file>